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Noto Sans CJK SC" svg:font-family="Noto Sans CJK SC" style:font-family-generic="system" style:font-pitch="variable"/>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Cutbacks</text:p>
      <text:p text:style-name="Standard"/>
      <text:p text:style-name="Standard">Eddy Dunton</text:p>
      <text:p text:style-name="Standard"/>
      <text:p text:style-name="Standard">The COVID-19 pandemic hit roughly half just after our first sprint had ended and caused large amounts of disruption to our project.<text:s/>All<text:s/>our<text:s/>team members were displaced during the duration of the project<text:s/>causing man hours to be lost and the physical distance caused strains in communication as we adapted to the changing circumstances.</text:p>
      <text:p text:style-name="Standard"/>
      <text:p text:style-name="Standard">For these reasons we decided that the initial scope of<text:s/>our<text:s/>project was too large and would have to be scaled back. We decided to focus on scaling back parts which had little time already invested in them and that were less necessary to the function of the system. This was not too difficult for us as most of the first sprint focused on the<text:s/>backend, collecting data from Spotify<text:s/>and storing it in in our own database, which is an essential part of our project and could not have been scaled back anyway.</text:p>
      <text:p text:style-name="Standard"/>
      <text:p text:style-name="Standard">Our final product focuses on tracking what the user is listening to and the mood of those songs, the outcome of this analysis is<text:s/>then displayed to the user. However, in earlier versions we also planned to use this to determine trends in user moods and then recommend songs based on these trends and the other songs the user listens to. This part of the project would have been dependant on almost all of the other parts of the project, and would have required additional research into how to dictate trends how then to recommend songs based on this, which would have been quite a large undertaking and most likely would have required an entire additional sprint, for these reasons it seemed natural that this part of the project would have to be scaled back and we instead decided to display the data directly to the user. We do not believe this will<text:s/>end<text:s/>up being much less useful to our<text:s/>users, as with time remaining it seems unlikely that we would be able to develop algorithms which would offer more insight than what the user could draw from the data itself. This caused the focuses of sprint 3 to move towards<text:s/>smart methods of displaying<text:s/>user data rather than laying the groundwork for more advanced data analysi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Noto Sans CJK SC" svg:font-family="Noto Sans CJK SC"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libri"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ibri Light"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asian="Calibri" fo:hyphenate="false"/>
    </style:style>
    <style:style style:name="Caption" style:display-name="Caption" style:family="paragraph" style:parent-style-name="Standard">
      <style:paragraph-properties text:number-lines="false" fo:margin-top="0.0833in" fo:margin-bottom="0.0833in"/>
      <style:text-properties style:font-name-asian="Calib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Calibri"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dward Dunton</dc:creator>
    <meta:creation-date>2020-05-04T16:45:00Z</meta:creation-date>
    <dc:date>2020-05-05T14:46:00Z</dc:date>
    <meta:template xlink:href="Normal.dotm" xlink:type="simple"/>
    <meta:editing-cycles>3</meta:editing-cycles>
    <meta:editing-duration>PT360S</meta:editing-duration>
    <meta:document-statistic meta:page-count="1" meta:paragraph-count="4" meta:word-count="311" meta:character-count="2080" meta:row-count="14" meta:non-whitespace-character-count="1773"/>
  </office:meta>
</office:document-meta>
</file>